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00e31c" style:font-weight-asian="bold" style:font-weight-complex="bold"/>
    </style:style>
    <style:style style:name="P3" style:family="paragraph" style:parent-style-name="Standard">
      <style:text-properties fo:font-weight="bold" officeooo:rsid="000217e1" officeooo:paragraph-rsid="000217e1" style:font-weight-asian="bold"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00e31c"/>
    </style:style>
    <style:style style:name="P8" style:family="paragraph" style:parent-style-name="Standard" style:list-style-name="List_20_1">
      <style:paragraph-properties fo:text-align="justify" style:justify-single-word="false"/>
      <style:text-properties officeooo:paragraph-rsid="000217e1"/>
    </style:style>
    <style:style style:name="P9" style:family="paragraph" style:parent-style-name="Standard">
      <style:text-properties officeooo:paragraph-rsid="0000e31c"/>
    </style:style>
    <style:style style:name="P10" style:family="paragraph" style:parent-style-name="Standard">
      <style:text-properties officeooo:paragraph-rsid="000217e1"/>
    </style:style>
    <style:style style:name="P11" style:family="paragraph" style:parent-style-name="Standard">
      <style:text-properties officeooo:rsid="000217e1" officeooo:paragraph-rsid="000217e1"/>
    </style:style>
    <style:style style:name="P12" style:family="paragraph" style:parent-style-name="Standard" style:list-style-name="L1">
      <style:paragraph-properties fo:text-align="justify" style:justify-single-word="false"/>
      <style:text-properties officeooo:rsid="000217e1" officeooo:paragraph-rsid="000217e1"/>
    </style:style>
    <style:style style:name="P13" style:family="paragraph" style:parent-style-name="Standard" style:list-style-name="List_20_1">
      <style:paragraph-properties fo:text-align="justify" style:justify-single-word="false"/>
      <style:text-properties officeooo:rsid="000217e1" officeooo:paragraph-rsid="000217e1"/>
    </style:style>
    <style:style style:name="P14" style:family="paragraph" style:parent-style-name="Standard" style:list-style-name="List_20_1">
      <style:text-properties officeooo:rsid="000217e1" officeooo:paragraph-rsid="000217e1"/>
    </style:style>
    <style:style style:name="P15" style:family="paragraph" style:parent-style-name="Standard" style:list-style-name="List_20_1"/>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fo:padding="0cm" fo:border="none"/>
    </style:style>
    <style:style style:name="T1" style:family="text">
      <style:text-properties fo:font-weight="bold" style:font-weight-asian="bold" style:font-weight-complex="bold"/>
    </style:style>
    <style:style style:name="T2" style:family="text">
      <style:text-properties officeooo:rsid="0000e31c"/>
    </style:style>
    <style:style style:name="T3" style:family="text">
      <style:text-properties officeooo:rsid="000217e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itle: Predicting Obesity Using Machine Learning: A K-Nearest Neighbors Approac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Introduction</text:p>
      <text:p text:style-name="P4"/>
      <text:p text:style-name="Standard"/>
      <text:p text:style-name="P6"><text:tab/><text:tab/> Obesity has emerged as a global health crisis, transcending geographical boundaries and affecting people from diverse backgrounds. Its prevalence has exhibited an alarming upward trend over the past few decades, posing a significant public health challenge. Obesity is a multifaceted condition, influenced by a complex interplay of various factors, including lifestyle choices, dietary patterns, genetic predispositions, and socioeconomic determinants.</text:p>
      <text:p text:style-name="P6"/>
      <text:p text:style-name="P6">Identifying individuals at an elevated risk of developing obesity is a crucial step towards implementing effective prevention and intervention strategies. Early detection and targeted interventions can mitigate the adverse health consequences associated with obesity and promote healthier lifestyles.</text:p>
      <text:p text:style-name="P6"/>
      <text:p text:style-name="P6">This project will involve the use of machine learning, a modern and incredibly effective solution of complicated issues.The K-Nearest Neighbors (KNN) algorithm, a non-parametric technique, will be employed to develop a predictive model for obesity.</text:p>
      <text:p text:style-name="P6"/>
      <text:p text:style-name="P6">The KNN algorithm classifies data points by their proximity to other data points in the feature space.It identifies the nearest k neighbors of a given data point and assigns it the class label that is the majority among those neighbors.This enables an algorithm to detect the complex relationships and patterns and hence, it is appropriate for the delicate job of predicting obesity.</text:p>
      <text:p text:style-name="P6"/>
      <text:p text:style-name="P6">We will use a dataset with a wide variety of features related to lifestyle factors, dietary habits, and demographic characters for training and evaluation of our predictive system model.Through analyzing such a complex dataset, we intend to determine the major determinants of obesity and gain important observations on the intricate interactions between various factors and a person's obese status.</text:p>
      <text:p text:style-name="P6"/>
      <text:p text:style-name="P6">The built model will be able to accurately classify persons as obese or non-obese.Such classification would facilitate healthcare providers, policymakers, and individuals to make appropriate choices with targeted actions designed for the specific risk profiles.</text:p>
      <text:p text:style-name="P6"/>
      <text:p text:style-name="P6">Also, through the model interpretation, we will get insights into the main drivers of obesity.These findings will form the basis of the development of evidence-based strategies and public health initiatives that promote healthy lifestyles and reduce weight-related illnesses.</text:p>
      <text:p text:style-name="P6"/>
      <text:p text:style-name="P6">The successful implementation of this project has the potential to revolutionize the approach to obesity prevention and management. By leveraging machine learning techniques and harnessing the power of data, we can pave the way for personalized interventions, targeted public health policies, and ultimately, a healthier global population.</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Objectives</text:p>
      <text:p text:style-name="P4"/>
      <text:p text:style-name="Standard"/>
      <text:p text:style-name="P6"><text:span text:style-name="T1">1. Explore the Relationship between Lifestyle Factors, Dietary Habits, and Obesity:</text:span> <text:s text:c="7"/><text:tab/><text:tab/><text:tab/><text:tab/><text:tab/><text:tab/> Obesity is a complex condition influenced by a myriad of interrelated factors. This objective aims to unravel the intricate relationships between various lifestyle factors, dietary habits, and obesity development. Identifying the most influential variables is crucial. Through rigorous exploration and data-driven approaches, we will determine the key factors impacting obesity risk. These insights will guide feature selection and inform targeted interventions.</text:p>
      <text:p text:style-name="Standard"/>
      <text:p text:style-name="P1">2. Develop a Predictive Model using the KNN Algorithm:</text:p>
      <text:p text:style-name="P6"><text:s text:c="91"/>At the core lies the development of a robust model to predict individual obesity status. We will employ the K-Nearest Neighbors (KNN) algorithm, a non-parametric and interpretable technique. The KNN algorithm's ability to capture complex patterns makes it well-suited for this task. The model will be trained on a comprehensive dataset, allowing it to learn from real-world data and establish accurate classification boundaries.</text:p>
      <text:p text:style-name="P6"/>
      <text:p text:style-name="P1">3. <text:s/>Evaluate Model Performance:</text:p>
      <text:p text:style-name="P6"><text:s text:c="58"/>Ensuring reliability and generalizability is paramount. We will rigorously evaluate performance using metrics tailored to classification problems, accuracy, precision, recall, F1 score, and ROC-AUC. Cross-validation techniques will be employed to prevent biased performance and ensure generalization to unseen data.</text:p>
      <text:p text:style-name="P9"><text:s text:c="7"/></text:p>
      <text:p text:style-name="P2">4. Interpret Model Results:</text:p>
      <text:p text:style-name="P6"><text:s text:c="38"/><text:tab/> Gaining insights into obesity drivers is equally important. We will interpret predictions and feature importance to unravel key factors contributing to obesity risk. Advanced interpretation techniques will quantify the relative contributions of input features. This knowledge will deepen our understanding of obesity mechanisms and inform targeted interventions, policies, and educational campaig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Methodology</text:p>
      <text:p text:style-name="Standard"/>
      <text:p text:style-name="P2">1. Data Collection:</text:p>
      <text:p text:style-name="P7"><text:tab/><text:tab/> <text:s text:c="6"/>Collect a complete dataset from the Kaggle platform, which contains the information of lifestyle factors (e.g., sedentary behavior, transportation mode), dietary habits (e.g., calorie intake, vegetable consumption, alcohol consumption, and smoking habit), as well as demographic characteristics (e.g., gender, age, height, weight), and body mass index of individuals.The features from the dataset are Gender, <text:span text:style-name="T2">f</text:span>amily_history_with_overweight, Food away from home consumption, Consumption of food away from home, SMOKE, Snack consumption, Calories consumption, Transportation mode, Age, Height, Weight, Vegetable consumption, High caloric food consumption, Water consumption, Physical activity frequency.</text:p>
      <text:p text:style-name="Standard"/>
      <text:p text:style-name="P2">2. Data Preprocessing:</text:p>
      <text:p text:style-name="P7"><text:s text:c="36"/>Clean and preprocess the dataset by handling missing values, encoding categorical variables, and normalizing or scaling numerical features as necessary. This step ensures the data is in a suitable format for machine learning analysis.</text:p>
      <text:p text:style-name="Standard"><text:s text:c="7"/></text:p>
      <text:p text:style-name="P2">3. Exploratory Data Analysis (EDA):</text:p>
      <text:p text:style-name="P7"><text:s text:c="59"/>Perform EDA to gain insights into the data distribution, identify potential outliers, and visualize relationships between features and the target variable (obesity status). EDA will guide feature selection and provide a better understanding of the data.</text:p>
      <text:p text:style-name="Standard"><text:s text:c="7"/></text:p>
      <text:p text:style-name="P9"><text:span text:style-name="T1">4. Feature Selection:</text:span></text:p>
      <text:p text:style-name="P7"><text:span text:style-name="T1"><text:s text:c="34"/></text:span>Identify the most relevant features for predicting obesity by employing techniques such as correlation analysis, information gain, or recursive feature elimination. Feature selection will improve model performance and interpretability by reducing noise and multicollinearity.</text:p>
      <text:p text:style-name="Standard"><text:s text:c="7"/></text:p>
      <text:p text:style-name="P2">5. Model Development:</text:p>
      <text:p text:style-name="P7"><text:s text:c="38"/>Implement the KNN algorithm using Python libraries such as scikit-learn. Split the dataset into training and testing sets, and train the KNN model on the training data. Optimize the model's hyperparameters, such as the number of neighbors (k) and distance metric, through cross-validation or grid search techniques.</text:p>
      <text:p text:style-name="Standard"><text:s text:c="7"/></text:p>
      <text:p text:style-name="P2">6. Model Evaluation:</text:p>
      <text:p text:style-name="P7"><text:s text:c="34"/>Evaluate the performance of the trained KNN model on the test set using appropriate evaluation metrics, such as accuracy, precision, recall, F1 score, and ROC-AUC. Analyze the model's performance and identify areas for improvement.</text:p>
      <text:p text:style-name="Standard"><text:s text:c="7"/></text:p>
      <text:p text:style-name="P9"><text:span text:style-name="T1">7. Model Interpretation:</text:span></text:p>
      <text:p text:style-name="P7"><text:span text:style-name="T1"><text:s text:c="43"/></text:span>Interpret the model's predictions and feature importance to gain insights into the key drivers of obesity. Identify the most influential lifestyle factors, dietary habits, and demographic characteristics contributing to an increased risk of obesity.</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Scope and Significance</text:p>
      <text:p text:style-name="P4"/>
      <text:p text:style-name="Standard"/>
      <text:p text:style-name="P16"><text:tab/>The scope of the project is well-defined, and the significance of developing a machine learning model to predict obesity based on lifestyle factors, dietary habits, and demographic characteristics is clear. The use of the K-Nearest Neighbors (KNN) algorithm, a non-parametric and interpretable technique, is a suitable choice for this task.</text:p>
      <text:p text:style-name="P17">The potential impact of this project in contributing to ongoing efforts to address the global obesity epidemic is commendable. By accurately identifying individuals at risk of developing obesity, targeted interventions and preventive measures can be implemented, empowering healthcare professionals, policymakers, and individuals to make informed decisions and take proactive steps towards promoting healthier lifestyles and mitigating the adverse effects of obesity.</text:p>
      <text:p text:style-name="P17">Furthermore, the insights gained from this project into the key predictors of obesity can have far-reaching implications. By understanding the influential lifestyle factors and dietary habits, public health initiatives, educational campaigns, and policy formulation can be tailored to encourage positive behavioral changes and promote healthier choices within communities.</text:p>
      <text:p text:style-name="P17">To successfully execute this project, a comprehensive and well-curated dataset containing relevant features such as physical activity levels, sedentary behavior, caloric intake, macronutrient distribution, alcohol consumption, smoking habits, age, gender, height, weight, socioeconomic status, and family history of obesity will be crucial. Proper data preprocessing, feature engineering, and model training and evaluation techniques will be essential to ensure the reliability and accuracy of the KNN model.</text:p>
      <text:p text:style-name="P17">Throughout the project, it will be important to collaborate with domain experts, such as healthcare professionals, nutritionists, and public health experts, to ensure the practical relevance and applicability of the findings. Additionally, ethical considerations regarding data privacy, fairness, and transparency should be prioritized to ensure the responsible development and deployment of the model.</text:p>
      <text:p text:style-name="P17">Overall, this project has the potential to make a significant contribution to the ongoing battle against the global obesity epidemic by providing a data-driven approach and valuable insights that can inform targeted interventions and drive positive behavioral changes towards healthier lifestyles.</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Expected Outcomes</text:p>
      <text:p text:style-name="Standard"/>
      <text:p text:style-name="P10"><text:span text:style-name="T1"/></text:p>
      <text:p text:style-name="P11"/>
      <text:p text:style-name="P3">1.Trained Machine Learning Model:</text:p>
      <text:list xml:id="list2650291131" text:style-name="L1">
        <text:list-item>
          <text:p text:style-name="P12">The main output of the project is the k-Nearest Neighbour model which is going to be trained and optimized so that it can provide a diagnosis without any mistakes using input features that are linked to lifestyles, dietary habits, and demographic characteristics.</text:p>
          <text:p text:style-name="P12"/>
        </text:list-item>
        <text:list-item>
          <text:p text:style-name="P12"><text:s/>Data prehension, feature engineering and hyperparameter tuning will play a key role in ensuring a model's precision and ability to generalize.</text:p>
        </text:list-item>
      </text:list>
      <text:p text:style-name="P11"/>
      <text:p text:style-name="P11"/>
      <text:p text:style-name="P3">2. Key Predictors of Obesity:</text:p>
      <text:list xml:id="list3082416609" text:style-name="List_20_1">
        <text:list-item>
          <text:p text:style-name="P8"><text:span text:style-name="T3">Those features and variables with the highest influence in the model would be highlighted to identify which variables contribute the most to obesity risk.</text:span></text:p>
          <text:p text:style-name="P13"/>
        </text:list-item>
        <text:list-item>
          <text:p text:style-name="P13">This information will bridge the knowledge gap around the intricate network between the lifestyle habits, dietary habits and obesity awareness, and will form the basis of the tailored interventions and prevention of exceeding weight development.</text:p>
        </text:list-item>
      </text:list>
      <text:p text:style-name="P11"/>
      <text:p text:style-name="P11"/>
      <text:p text:style-name="P3">3. Model Performance Evaluation:</text:p>
      <text:list xml:id="list213853794719605" text:continue-numbering="true" text:style-name="List_20_1">
        <text:list-item>
          <text:p text:style-name="P13">A quantitative evaluation of the developed model will be performed applying the metrics that provide the insight on this model's performance, for instance, accuracy, precision, recall, F1 score, and ROC-AUC(Area Under the Receiver Operating Characteristic curve).</text:p>
          <text:p text:style-name="P13"/>
        </text:list-item>
        <text:list-item>
          <text:p text:style-name="P13">This assessment, therefore, would provide evidence about the reliability and applicability of the model in various populations thus giving it credibility and generalization to a wider range.</text:p>
        </text:list-item>
      </text:list>
      <text:p text:style-name="P11"/>
      <text:p text:style-name="P11"/>
      <text:p text:style-name="P3">4.Model Interpretation and Insights:</text:p>
      <text:list xml:id="list213854841897846" text:continue-numbering="true" text:style-name="List_20_1">
        <text:list-item>
          <text:p text:style-name="P13">The project will involve the representation as well as the explaining of the model's predictive outcomes, together with the feature importance scores identification, thus allowing for the deeper comprehension of the principal components that influence obesity.</text:p>
          <text:p text:style-name="P13"/>
        </text:list-item>
        <text:list-item>
          <text:p text:style-name="P13">This collection of data can inform effective ways of crafting focused interventions, public health strategies, and educational campaigns that support healthier lifestyles and reduce the odds of obesity.</text:p>
        </text:list-item>
      </text:list>
      <text:p text:style-name="P11"/>
      <text:p text:style-name="P11"/>
      <text:p text:style-name="P3">5.Reproducible Code and Documentation:</text:p>
      <text:list xml:id="list213854559891372" text:continue-numbering="true" text:style-name="List_20_1">
        <text:list-item>
          <text:p text:style-name="P14">Consistency and future cooperation is to be furthered by providing well-documented, reproducible code which allows future research and collaboration. It encompasses data preprocessing, modelling, and evaluation steps.</text:p>
          <text:p text:style-name="P14"/>
        </text:list-item>
        <text:list-item>
          <text:p text:style-name="P14">The methodology as well as the overview of the research project will be provided forming a guida,ce to the whole concept and allowing others to reproduce the results.</text:p>
          <text:p text:style-name="P15"/>
        </text:list-item>
      </text:list>
      <text:p text:style-name="Standard"/>
      <text:p text:style-name="Standard"/>
      <text:p text:style-name="Standard"><text:soft-page-break/></text:p>
      <text:p text:style-name="P5"><text:span text:style-name="T1">Conclusion</text:span></text:p>
      <text:p text:style-name="P5"><text:span text:style-name="T1"/></text:p>
      <text:p text:style-name="P5"><text:span text:style-name="T1"/></text:p>
      <text:p text:style-name="P6"><text:tab/>This work is intended to develop an artificial intelligence system that can preempt the likelihood of obesity. It is going to call this algorithm by the name K-Nearest Neighbors (KNN), and this will help it figure things like a person's living style, what they eat as well as personal info like age, gender, and weoght.</text:p>
      <text:p text:style-name="P6"/>
      <text:p text:style-name="P6">If the main objectives of the campaign are related to the fact that obesity is one of the most noticeable problems nowadays, it is essential. We also bump into those who already are obese. Besides, we have a chance to help them before the obesity happens. That could mean counseling them on the nutritionally correct choices or taking time to design healthier routines for them.</text:p>
      <text:p text:style-name="P6"/>
      <text:p text:style-name="P6">Model allows us to estimate which factors are with a very high degree of probability related to the obesity development. Such, as the case might be, one can visualize that lack of exercise or too many unhealthy foods turning out to be among the potential causes. As early recognition of the risk factors is the key to a successful prevention schedule, it is necessary to develop better programmes and messages to promote healthy living.</text:p>
      <text:p text:style-name="P6"/>
      <text:p text:style-name="P6">To assemble the model we require to have a huge set of data and information on people's life styles, diet preferences, individual biological attributes and other data as well. Additionally, we need to be very careful with the database and provide suitable parameters in the KNN algorithm.</text:p>
      <text:p text:style-name="P6"/>
      <text:p text:style-name="P6">After all stages of our project, obtained model has to do with the best results possible on obesity diagnosis. We simultaneously aim to identify the extent to which the lifestyle indicators and individual attributes are associated with obesity too. They can also be used to educate the doctors, officials, and ordinary people, who so, end up having the good judgment to effectively fight obesity.</text:p>
      <text:p text:style-name="P6"/>
      <text:p text:style-name="P6">The objective here is to leverage data and machine learning to address the midst of this obesity issue in a really practical way. The findings and model can state as black and white reasoning for real life solutions of people to live healthy lives.</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21:07:05.934876039</meta:creation-date>
    <dc:date>2024-04-09T21:38:53.310293650</dc:date>
    <meta:editing-duration>PT6M56S</meta:editing-duration>
    <meta:editing-cycles>1</meta:editing-cycles>
    <meta:document-statistic meta:table-count="0" meta:image-count="0" meta:object-count="0" meta:page-count="7" meta:paragraph-count="75" meta:word-count="1972" meta:character-count="14280" meta:non-whitespace-character-count="11882"/>
    <meta:generator>LibreOffice/7.3.7.2$Linux_X86_64 LibreOffice_project/30$Build-2</meta:generator>
  </office:meta>
</office:document-meta>
</file>